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Apple-Text" svg:font-family="MyriadApple-Tex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0202c" style:text-outline="false" style:text-line-through-style="none" style:text-line-through-type="none" style:font-name="MyriadApple-Text" fo:font-size="12pt" fo:font-style="normal" fo:text-shadow="none" style:text-underline-style="none" fo:font-weight="normal" style:letter-kerning="true" style:font-name-asian="MyriadApple-Text" style:font-size-asian="12pt" style:font-style-asian="normal" style:font-weight-asian="normal" style:font-name-complex="MyriadApple-Text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4cm" svg:height="3.1cm" svg:x="6.6cm" svg:y="7.4cm">
          <text:p text:style-name="P1">Input number1</text:p>
          <text:p text:style-name="P1">Input number2</text:p>
          <text:p text:style-name="P1">Input number3</text:p>
          <text:p text:style-name="P1">Input number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12.9cm" svg:height="2.3cm" svg:x="3.6cm" svg:y="12.8cm">
          <text:p text:style-name="P1">Answer <text:s text:c="6"/>number1 + number2 + </text:p>
          <text:p text:style-name="P1"><text:tab/><text:tab/> <text:s text:c="2"/>number3 + number 4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cm" svg:y1="11.8cm" svg:x2="9.1cm" svg:y2="11.8cm">
          <text:p/>
        </draw:line>
        <draw:connector draw:style-name="gr3" draw:text-style-name="P1" draw:layer="layout" svg:x1="9.75cm" svg:y1="10.5cm" svg:x2="10.05cm" svg:y2="12.8cm" draw:start-shape="id1" draw:start-glue-point="7" draw:end-shape="id2" svg:d="M9750 10500v1151h300v1149" svg:viewBox="0 0 301 2301">
          <text:p/>
        </draw:connector>
        <draw:custom-shape draw:style-name="gr1" draw:text-style-name="P1" xml:id="id3" draw:id="id3" draw:layer="layout" svg:width="5.4cm" svg:height="1.6cm" svg:x="8.5cm" svg:y="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11.2cm" svg:y1="5.6cm" svg:x2="10.8cm" svg:y2="7.4cm" draw:start-shape="id3" draw:start-glue-point="6" draw:end-shape="id1" draw:end-glue-point="5" svg:d="M11200 5600v901h-400v899" svg:viewBox="0 0 401 1801">
          <text:p/>
        </draw:connector>
        <draw:custom-shape draw:style-name="gr1" draw:text-style-name="P1" xml:id="id4" draw:id="id4" draw:layer="layout" svg:width="5.7cm" svg:height="1.5cm" svg:x="8.3cm" svg:y="18.2cm">
          <text:p text:style-name="P1">Output answ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05cm" svg:y1="15.1cm" svg:x2="11.863cm" svg:y2="18.2cm" draw:start-shape="id2" draw:start-glue-point="2" draw:end-shape="id4" draw:end-glue-point="4" svg:d="M10050 15100v1550h1813v1550" svg:viewBox="0 0 1814 3101">
          <text:p/>
        </draw:connector>
        <draw:custom-shape draw:style-name="gr1" draw:text-style-name="P1" xml:id="id5" draw:id="id5" draw:layer="layout" svg:width="5.6cm" svg:height="1.3cm" svg:x="8cm" svg:y="22.4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10.437cm" svg:y1="19.7cm" svg:x2="10.8cm" svg:y2="22.4cm" draw:start-shape="id4" draw:start-glue-point="7" draw:end-shape="id5" draw:end-glue-point="4" svg:d="M10437 19700v1351h363v1349" svg:viewBox="0 0 364 2701">
          <text:p/>
        </draw:connector>
        <draw:frame draw:style-name="gr4" draw:text-style-name="P2" draw:layer="layout" svg:width="17.5cm" svg:height="1.199cm" svg:x="1.4cm" svg:y="1.3cm">
          <draw:text-box>
            <text:p text:style-name="P2"><text:span text:style-name="T1">Flowchart - '</text:span><text:span text:style-name="T2">Write a program that will ask the user for four integer numbers and then add these numbers together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Apple-Text" svg:font-family="MyriadApple-Tex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0:39.295000000</meta:creation-date>
    <dc:date>2014-09-16T10:53:20.036000000</dc:date>
    <meta:editing-duration>PT27M30S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